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style:contextual-spacing="true"/>
    </style:style>
    <style:style style:name="P2" style:family="paragraph" style:parent-style-name="Text_20_body">
      <style:paragraph-properties fo:margin-top="0cm" fo:margin-bottom="0.21cm" style:contextual-spacing="true"/>
      <style:text-properties fo:language="en" fo:country="US"/>
    </style:style>
    <style:style style:name="P3" style:family="paragraph" style:parent-style-name="Text_20_body">
      <style:paragraph-properties fo:margin-top="0cm" fo:margin-bottom="0.21cm" style:contextual-spacing="true" fo:text-align="center" style:justify-single-word="false"/>
      <style:text-properties fo:language="en" fo:country="US" style:text-underline-style="solid" style:text-underline-width="auto" style:text-underline-color="font-color" officeooo:paragraph-rsid="001edf94"/>
    </style:style>
    <style:style style:name="P4" style:family="paragraph" style:parent-style-name="Text_20_body">
      <style:paragraph-properties fo:margin-top="0cm" fo:margin-bottom="0.21cm" style:contextual-spacing="true"/>
      <style:text-properties fo:language="en" fo:country="US" officeooo:paragraph-rsid="001edf94"/>
    </style:style>
    <style:style style:name="P5" style:family="paragraph" style:parent-style-name="Text_20_body" style:list-style-name="L5">
      <style:paragraph-properties fo:margin-top="0cm" fo:margin-bottom="0.21cm" style:contextual-spacing="true"/>
      <style:text-properties fo:language="en" fo:country="US" officeooo:paragraph-rsid="00206e7c"/>
    </style:style>
    <style:style style:name="P6" style:family="paragraph" style:parent-style-name="Text_20_body">
      <style:paragraph-properties fo:margin-top="0cm" fo:margin-bottom="0.21cm" style:contextual-spacing="true"/>
      <style:text-properties fo:language="en" fo:country="US" officeooo:paragraph-rsid="00206e7c"/>
    </style:style>
    <style:style style:name="P7" style:family="paragraph" style:parent-style-name="Text_20_body" style:list-style-name="L1">
      <style:paragraph-properties fo:margin-top="0cm" fo:margin-bottom="0.21cm" style:contextual-spacing="true"/>
      <style:text-properties fo:language="en" fo:country="US"/>
    </style:style>
    <style:style style:name="P8" style:family="paragraph" style:parent-style-name="Text_20_body" style:list-style-name="L3">
      <style:paragraph-properties fo:margin-top="0cm" fo:margin-bottom="0.21cm" style:contextual-spacing="true"/>
      <style:text-properties fo:language="en" fo:country="US" officeooo:paragraph-rsid="00206e7c"/>
    </style:style>
    <style:style style:name="P9" style:family="paragraph" style:parent-style-name="Text_20_body">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10" style:family="paragraph" style:parent-style-name="Text_20_body" style:list-style-name="L3">
      <style:paragraph-properties fo:margin-top="0cm" fo:margin-bottom="0.21cm" style:contextual-spacing="true"/>
      <style:text-properties fo:font-size="14pt" fo:language="en" fo:country="US" fo:font-style="italic" officeooo:paragraph-rsid="001edf94" style:font-size-asian="12.25pt" style:font-style-asian="italic" style:font-size-complex="14pt" style:font-style-complex="italic"/>
    </style:style>
    <style:style style:name="P11" style:family="paragraph" style:parent-style-name="Text_20_body">
      <style:paragraph-properties fo:margin-top="0cm" fo:margin-bottom="0.21cm" style:contextual-spacing="true"/>
      <style:text-properties style:text-line-through-style="solid"/>
    </style:style>
    <style:style style:name="P12" style:family="paragraph" style:parent-style-name="Text_20_body">
      <style:paragraph-properties fo:margin-top="0cm" fo:margin-bottom="0.21cm" style:contextual-spacing="true"/>
      <style:text-properties style:text-line-through-style="none" officeooo:paragraph-rsid="0021d32b"/>
    </style:style>
    <style:style style:name="P13" style:family="paragraph" style:parent-style-name="Text_20_body" style:list-style-name="L6">
      <style:paragraph-properties fo:margin-top="0cm" fo:margin-bottom="0.21cm" style:contextual-spacing="true"/>
      <style:text-properties style:text-line-through-style="none" officeooo:paragraph-rsid="0021d32b"/>
    </style:style>
    <style:style style:name="P14" style:family="paragraph" style:parent-style-name="Text_20_body" style:list-style-name="L6">
      <style:paragraph-properties fo:margin-top="0cm" fo:margin-bottom="0.21cm" style:contextual-spacing="true"/>
      <style:text-properties style:text-line-through-style="none" officeooo:paragraph-rsid="0022c0b4"/>
    </style:style>
    <style:style style:name="P15" style:family="paragraph" style:parent-style-name="Text_20_body">
      <style:paragraph-properties fo:margin-top="0cm" fo:margin-bottom="0.21cm" style:contextual-spacing="true"/>
      <style:text-properties style:text-line-through-style="none" officeooo:paragraph-rsid="0022c0b4"/>
    </style:style>
    <style:style style:name="P16" style:family="paragraph" style:parent-style-name="Text_20_body" style:list-style-name="L8">
      <style:paragraph-properties fo:margin-top="0cm" fo:margin-bottom="0.21cm" style:contextual-spacing="true"/>
      <style:text-properties style:text-line-through-style="none" officeooo:paragraph-rsid="0022c0b4"/>
    </style:style>
    <style:style style:name="P17" style:family="paragraph" style:parent-style-name="Text_20_body" style:list-style-name="L9">
      <style:paragraph-properties fo:margin-top="0cm" fo:margin-bottom="0.21cm" style:contextual-spacing="true"/>
      <style:text-properties style:text-line-through-style="none" officeooo:paragraph-rsid="0022c0b4"/>
    </style:style>
    <style:style style:name="P18" style:family="paragraph" style:parent-style-name="Text_20_body" style:list-style-name="L10">
      <style:paragraph-properties fo:margin-top="0cm" fo:margin-bottom="0.21cm" style:contextual-spacing="true"/>
      <style:text-properties style:text-line-through-style="none" officeooo:paragraph-rsid="0022c0b4"/>
    </style:style>
    <style:style style:name="P19" style:family="paragraph" style:parent-style-name="Text_20_body" style:list-style-name="L11">
      <style:paragraph-properties fo:margin-top="0cm" fo:margin-bottom="0.21cm" style:contextual-spacing="true"/>
      <style:text-properties style:text-line-through-style="none" officeooo:paragraph-rsid="0022c0b4"/>
    </style:style>
    <style:style style:name="P20" style:family="paragraph" style:parent-style-name="Text_20_body" style:list-style-name="L11">
      <style:paragraph-properties fo:margin-top="0cm" fo:margin-bottom="0.21cm" style:contextual-spacing="true"/>
      <style:text-properties style:text-line-through-style="none" officeooo:paragraph-rsid="002410f0"/>
    </style:style>
    <style:style style:name="P21" style:family="paragraph" style:parent-style-name="Text_20_body" style:list-style-name="L7">
      <style:paragraph-properties fo:margin-top="0cm" fo:margin-bottom="0.21cm" style:contextual-spacing="true"/>
    </style:style>
    <style:style style:name="P22" style:family="paragraph" style:parent-style-name="Text_20_body" style:list-style-name="L10">
      <style:paragraph-properties fo:margin-top="0cm" fo:margin-bottom="0.21cm" style:contextual-spacing="true"/>
      <style:text-properties officeooo:paragraph-rsid="0022c0b4"/>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officeooo:rsid="0021d32b" style:font-style-asian="italic" style:font-style-complex="italic"/>
    </style:style>
    <style:style style:name="T4" style:family="text">
      <style:text-properties fo:language="en" fo:country="US" officeooo:rsid="0021d32b"/>
    </style:style>
    <style:style style:name="T5" style:family="text">
      <style:text-properties fo:language="en" fo:country="US" fo:font-style="normal" style:font-style-asian="normal" style:font-style-complex="normal"/>
    </style:style>
    <style:style style:name="T6" style:family="text">
      <style:text-properties fo:language="en" fo:country="US" officeooo:rsid="0022c0b4"/>
    </style:style>
    <style:style style:name="T7" style:family="text">
      <style:text-properties fo:language="en" fo:country="US" officeooo:rsid="002410f0"/>
    </style:style>
    <style:style style:name="T8" style:family="text">
      <style:text-properties fo:language="en" fo:country="US" officeooo:rsid="0025d793"/>
    </style:style>
    <style:style style:name="T9" style:family="text">
      <style:text-properties fo:font-style="normal" officeooo:rsid="001edf94" style:font-style-asian="normal" style:font-style-complex="normal"/>
    </style:style>
    <style:style style:name="T10" style:family="text">
      <style:text-properties fo:font-size="14pt"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officeooo:rsid="001edf94" style:font-size-asian="14pt" style:font-style-asian="italic" style:font-size-complex="14pt" style:font-style-complex="italic"/>
    </style:style>
    <style:style style:name="T13" style:family="text">
      <style:text-properties fo:font-size="14pt" fo:language="en" fo:country="US" fo:font-style="italic" style:font-size-asian="14pt" style:font-style-asian="italic" style:font-size-complex="14pt" style:font-style-complex="italic"/>
    </style:style>
    <style:style style:name="T14" style:family="text">
      <style:text-properties fo:font-size="14pt" fo:language="en" fo:country="US" fo:font-style="italic" officeooo:rsid="0021d32b" style:font-size-asian="14pt" style:font-style-asian="italic" style:font-size-complex="14pt" style:font-style-complex="italic"/>
    </style:style>
    <style:style style:name="T15"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16" style:family="text">
      <style:text-properties fo:font-size="14pt" fo:language="en" fo:country="US" style:font-size-asian="14pt" style:font-size-complex="14pt"/>
    </style:style>
    <style:style style:name="T17" style:family="text">
      <style:text-properties officeooo:rsid="001edf94"/>
    </style:style>
    <style:style style:name="T18" style:family="text">
      <style:text-properties fo:font-size="12pt" fo:font-style="normal" officeooo:rsid="001edf94" style:font-size-asian="12pt" style:font-style-asian="normal" style:font-size-complex="12pt" style:font-style-complex="normal"/>
    </style:style>
    <style:style style:name="T19" style:family="text">
      <style:text-properties fo:font-size="12pt" fo:font-style="normal" officeooo:rsid="00206e7c" style:font-size-asian="12pt" style:font-style-asian="normal" style:font-size-complex="12pt" style:font-style-complex="normal"/>
    </style:style>
    <style:style style:name="T20" style:family="text">
      <style:text-properties officeooo:rsid="00206e7c"/>
    </style:style>
    <style:style style:name="T21" style:family="text">
      <style:text-properties fo:language="en" fo:country="none"/>
    </style:style>
    <style:style style:name="T22" style:family="text">
      <style:text-properties fo:language="en" fo:country="none" officeooo:rsid="0022c0b4"/>
    </style:style>
    <style:style style:name="T23" style:family="text">
      <style:text-properties style:text-line-through-style="none" fo:language="en" fo:country="US" officeooo:rsid="0022c0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7">Specification of the Format Used for Serializing Java objects and Primitives</text:span></text:p>
      <text:p text:style-name="P2">Variables of primitive types:</text:p>
      <text:list xml:id="list40312882" text:style-name="L7">
        <text:list-item>
          <text:p text:style-name="P21"><text:span text:style-name="T13">byte</text:span><text:span text:style-name="T16">: </text:span><text:span text:style-name="T1"><text:s/></text:span><text:span text:style-name="T5">byte</text:span><text:span text:style-name="T1"> variable is simply represented by its value</text:span></text:p>
        </text:list-item>
        <text:list-item>
          <text:p text:style-name="P21"><text:span text:style-name="T11">short, int, long</text:span><text:span text:style-name="T10"> :</text:span> <text:span text:style-name="T1">each type is represented as consecutive bytes - <text:s/></text:span><text:span text:style-name="T2">short</text:span><text:span text:style-name="T1"> as two consecutive bytes, like as if the </text:span><text:span text:style-name="T2">short</text:span><text:span text:style-name="T1"> has been cut into two bytes where the most important bits are in the first byte. </text:span><text:span text:style-name="T2">int</text:span><text:span text:style-name="T1"> as four bytes and similarly, </text:span><text:span text:style-name="T2">long</text:span><text:span text:style-name="T1"> as eight bytes.</text:span></text:p>
        </text:list-item>
        <text:list-item>
          <text:p text:style-name="P21"><text:span text:style-name="T13">float, double</text:span><text:span text:style-name="T16">:</text:span><text:span text:style-name="T1"> float variable is at first converted to an </text:span><text:span text:style-name="T2">int</text:span><text:span text:style-name="T1"> value containing the exactly same bits as the </text:span><text:span text:style-name="T2">float</text:span><text:span text:style-name="T1"> in a IEEE 754 format. The </text:span><text:span text:style-name="T2">int</text:span><text:span text:style-name="T1"> variable is then used for serialization. d</text:span><text:span text:style-name="T2">ouble</text:span><text:span text:style-name="T1"> is similarly converted to a </text:span><text:span text:style-name="T2">long</text:span><text:span text:style-name="T1"> variable.</text:span></text:p>
        </text:list-item>
        <text:list-item>
          <text:p text:style-name="P21"><text:span text:style-name="T13">char</text:span><text:span text:style-name="T1">: variables of </text:span><text:span text:style-name="T2">char</text:span><text:span text:style-name="T1"> type are handled the same way as </text:span><text:span text:style-name="T2">short</text:span><text:span text:style-name="T1"> variables</text:span></text:p>
        </text:list-item>
        <text:list-item>
          <text:p text:style-name="P21"><text:span text:style-name="T13">boolean</text:span><text:span text:style-name="T1">: </text:span><text:span text:style-name="T2">true</text:span><text:span text:style-name="T1"> is represented the same as a </text:span><text:span text:style-name="T2">byte</text:span><text:span text:style-name="T1"> varible of value 1, </text:span><text:span text:style-name="T2">false</text:span><text:span text:style-name="T1"> coresponds to zero </text:span><text:span text:style-name="T2">byte.</text:span></text:p>
        </text:list-item>
      </text:list>
      <text:p text:style-name="P4"><text:span text:style-name="T17">There is also an alternative way to serialize </text:span><text:span text:style-name="T12">int</text:span><text:span text:style-name="T17">s and </text:span><text:span text:style-name="T12">long</text:span><text:span text:style-name="T17">s. If it is used anywhere, it is explicitly noted so. </text:span><text:span text:style-name="T20">This serialization is optimized for small values stored in the variable. The procedure is:</text:span></text:p>
      <text:list xml:id="list39667374" text:style-name="L5">
        <text:list-item>
          <text:p text:style-name="P5"><text:span text:style-name="T20">The int/long variable is parsed into 7-bit blocks, aligned to the least-important bits side. </text:span></text:p>
        </text:list-item>
        <text:list-item>
          <text:p text:style-name="P5"><text:span text:style-name="T20">A bit (set to 1) is added to the left (most-important) side of each block, thus creating a byte from each block.</text:span></text:p>
        </text:list-item>
        <text:list-item>
          <text:p text:style-name="P5"><text:span text:style-name="T20">The bytes are used from the right to the left.</text:span></text:p>
        </text:list-item>
      </text:list>
      <text:p text:style-name="P6"><text:span text:style-name="T20"/></text:p>
      <text:p text:style-name="P2">The desciption of how reference types are handled follows.</text:p>
      <text:p text:style-name="P1"><text:span text:style-name="T15">String</text:span><text:span text:style-name="T1"> variables are handled in a special way. These steps are followed:</text:span></text:p>
      <text:list xml:id="list39461059" text:style-name="L1">
        <text:list-item>
          <text:p text:style-name="P7">String length (int value) is at the beginning. It is represented as a series of bytes, where each byte is of a special format: the first one has special values at the two leftmost bits – the left bit signalizes that the string is encoded in UTF8, the right signalises that another byte follows. The other six bits hold the actual data (the rightmost six bits of the int value). Next bytes are of this format: leftmost bit signalises that another byte follows, the other seven bits hold the actual data (bits 12+k*7 to 6+k*7, where k=number of byte in the sequence minus two). </text:p>
        </text:list-item>
        <text:list-item>
          <text:p text:style-name="P7">The actual String value is sent as chars, one <text:s/>by one. Each char is sent as consecutive bytes: if the char is smaller than 0x007F, just one byte is sent. If the char is greater than 0x007F but smaller than 0x07FF, the sent bytes equal (0xC0 | char &gt;&gt; 6 &amp; 0x1F) , (0x80 | char &amp; 0x3F) . Else, if the char is greater than 0x07FF, three bytes are sent: (0xE0 | char &gt;&gt; 12 &amp; 0x0F) , (0x80 | char &gt;&gt; 6 &amp; 0x3F) , (0x80 | char &amp; 0x3F) .</text:p>
        </text:list-item>
        <text:list-item>
          <text:p text:style-name="P7">If the String is known to be in ASCII format, a more efficient method is used. Each char is serialized as a byte, with the leftmost bit set to 0. The end of String is signalised as an extra byte at the end, with the value 0x80 .</text:p>
        </text:list-item>
      </text:list>
      <text:p text:style-name="P9"><text:span text:style-name="T17">Array</text:span><text:span text:style-name="T9"> </text:span><text:span text:style-name="T18">variables are serialized as the following items in succession:</text:span></text:p>
      <text:list xml:id="list39509619" text:style-name="L3">
        <text:list-item>
          <text:p text:style-name="P10"><text:span text:style-name="T19">a</text:span><text:span text:style-name="T18">n </text:span><text:span text:style-name="T19">alternatively serialized integer noting the size of the array</text:span></text:p>
        </text:list-item>
        <text:list-item>
          <text:p text:style-name="P8"><text:span text:style-name="T19">all the items in the array in their serialized forms (ordered the same way as in the source array)</text:span></text:p>
        </text:list-item>
      </text:list>
      <text:p text:style-name="P11"><text:span text:style-name="T1"/></text:p>
      <text:p text:style-name="P12"><text:span text:style-name="T14">Other reference types</text:span><text:span text:style-name="T4"> are usually transformed into the formerly mentioned types, but there is one exception – the Database class (+ all the supporting classes present in Database.java), which is handled is a special way. </text:span><text:span text:style-name="T6">The serialization format of those classes follows - the items always come in succession, and each one is serialized in a usual way.</text:span></text:p>
      <text:p text:style-name="P12"><text:span text:style-name="T4">D</text:span><text:span text:style-name="T8">B</text:span><text:span text:style-name="T4">lock:</text:span></text:p>
      <text:list xml:id="list40325522" text:style-name="L6">
        <text:list-item>
          <text:p text:style-name="P13"><text:span text:style-name="T4">int (the position in the hash collision list)</text:span></text:p>
        </text:list-item>
        <text:list-item>
          <text:p text:style-name="P13"><text:span text:style-name="T4">int (reference count)</text:span></text:p>
        </text:list-item>
        <text:list-item>
          <text:p text:style-name="P13"><text:span text:style-name="T4">int (block size)</text:span></text:p>
        </text:list-item>
        <text:list-item>
          <text:p text:style-name="P14"><text:span text:style-name="T6">int (number of valid/used bytes)</text:span></text:p>
        </text:list-item>
        <text:list-item>
          <text:p text:style-name="P14"><text:soft-page-break/><text:span text:style-name="T6">String (primary hash)</text:span></text:p>
        </text:list-item>
        <text:list-item>
          <text:p text:style-name="P14"><text:span text:style-name="T6">String (secondary hash)</text:span></text:p>
        </text:list-item>
      </text:list>
      <text:p text:style-name="P15"><text:span text:style-name="T6">DDirectory:</text:span></text:p>
      <text:list xml:id="list40360934" text:style-name="L8">
        <text:list-item>
          <text:p text:style-name="P16"><text:span text:style-name="T6">String (name)</text:span></text:p>
        </text:list-item>
        <text:list-item>
          <text:p text:style-name="P16"><text:span text:style-name="T6">int (number of items contained in the direcory)</text:span></text:p>
        </text:list-item>
        <text:list-item>
          <text:p text:style-name="P16"><text:span text:style-name="T6">all the items in the format:</text:span></text:p>
          <text:list>
            <text:list-item>
              <text:p text:style-name="P16"><text:span text:style-name="T6">String (name)</text:span></text:p>
            </text:list-item>
            <text:list-item>
              <text:p text:style-name="P16"><text:span text:style-name="T6">boolean (is it a directory?)</text:span></text:p>
            </text:list-item>
            <text:list-item>
              <text:p text:style-name="P16"><text:span text:style-name="T6">the serialized item</text:span></text:p>
            </text:list-item>
          </text:list>
        </text:list-item>
      </text:list>
      <text:p text:style-name="P15"><text:span text:style-name="T6">DFile:</text:span></text:p>
      <text:list xml:id="list40413681" text:style-name="L9">
        <text:list-item>
          <text:p text:style-name="P17"><text:span text:style-name="T6">String (name)</text:span></text:p>
        </text:list-item>
        <text:list-item>
          <text:p text:style-name="P17"><text:span text:style-name="T6">int (number of versions)</text:span></text:p>
        </text:list-item>
        <text:list-item>
          <text:p text:style-name="P17"><text:span text:style-name="T6">all the DVersions</text:span></text:p>
        </text:list-item>
      </text:list>
      <text:p text:style-name="P15"><text:span text:style-name="T6">DVersion:</text:span></text:p>
      <text:list xml:id="list40424765" text:style-name="L10">
        <text:list-item>
          <text:p text:style-name="P22"><text:span text:style-name="T23">String (</text:span><text:bookmark text:name="firstHeading"/><text:span text:style-name="T21">ISO 8601 </text:span><text:span text:style-name="T22">format of the date &amp; time)</text:span></text:p>
        </text:list-item>
        <text:list-item>
          <text:p text:style-name="P18"><text:span text:style-name="T6">String (file name)</text:span></text:p>
        </text:list-item>
        <text:list-item>
          <text:p text:style-name="P18"><text:span text:style-name="T6">int (block size)</text:span></text:p>
        </text:list-item>
        <text:list-item>
          <text:p text:style-name="P18"><text:span text:style-name="T6">boolean (is it in a script form?)</text:span></text:p>
        </text:list-item>
        <text:list-item>
          <text:p text:style-name="P18"><text:span text:style-name="T6">int (number of blocks)</text:span></text:p>
        </text:list-item>
        <text:list-item>
          <text:p text:style-name="P18"><text:span text:style-name="T6">all the DBlocks</text:span></text:p>
        </text:list-item>
      </text:list>
      <text:p text:style-name="P15"><text:span text:style-name="T6">Database:</text:span></text:p>
      <text:list xml:id="list40471027" text:style-name="L11">
        <text:list-item>
          <text:p text:style-name="P19"><text:span text:style-name="T6">int (the upper limit on the number of consecutive versions saved as editational script)</text:span></text:p>
        </text:list-item>
        <text:list-item>
          <text:p text:style-name="P19"><text:span text:style-name="T6">int (the number of present blocks)</text:span></text:p>
        </text:list-item>
        <text:list-item>
          <text:p text:style-name="P19"><text:span text:style-name="T6">for each block:</text:span></text:p>
          <text:list>
            <text:list-item>
              <text:p text:style-name="P19"><text:span text:style-name="T6">String (the primary hash)</text:span></text:p>
            </text:list-item>
            <text:list-item>
              <text:p text:style-name="P19"><text:span text:style-name="T6">the actual Dblock</text:span></text:p>
            </text:list-item>
          </text:list>
        </text:list-item>
        <text:list-item>
          <text:p text:style-name="P19"><text:span text:style-name="T6">int (number of items in the root directory)</text:span></text:p>
        </text:list-item>
        <text:list-item>
          <text:p text:style-name="P19"><text:span text:style-name="T6">for each item:</text:span></text:p>
          <text:list>
            <text:list-item>
              <text:p text:style-name="P20"><text:span text:style-name="T7">String (name)</text:span></text:p>
            </text:list-item>
            <text:list-item>
              <text:p text:style-name="P20"><text:span text:style-name="T7">boolean (is it a directory?)</text:span></text:p>
            </text:list-item>
            <text:list-item>
              <text:p text:style-name="P20"><text:span text:style-name="T7">the actual item</text:span></text:p>
            </text:list-item>
          </text:list>
        </text:list-item>
        <text:list-item>
          <text:p text:style-name="P20"><text:span text:style-name="T7">int (total number of regular files in the database)</text:span></text:p>
        </text:list-item>
        <text:list-item>
          <text:p text:style-name="P20"><text:span text:style-name="T7">all the DFi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6T18:31:00.08</meta:creation-date>
    <dc:date>2013-01-03T20:37:30.73</dc:date>
    <meta:editing-duration>PT2H55M12S</meta:editing-duration>
    <meta:editing-cycles>12</meta:editing-cycles>
    <meta:generator>LibreOffice/3.6$Windows_x86 LibreOffice_project/a9a0717-273e462-768e6e3-978247f-65e65f</meta:generator>
    <meta:document-statistic meta:table-count="0" meta:image-count="0" meta:object-count="0" meta:page-count="2" meta:paragraph-count="58" meta:word-count="786" meta:character-count="4164" meta:non-whitespace-character-count="3472"/>
  </office:meta>
</office:document-meta>
</file>